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New" svg:font-family="CourierNew" style:font-family-generic="roman"/>
    <style:font-face style:name="TimesNewRoman" svg:font-family="TimesNew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文泉驿微米黑" svg:font-family="文泉驿微米黑"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4.392cm"/>
    </style:style>
    <style:style style:name="表格1.B" style:family="table-column">
      <style:table-column-properties style:column-width="12.621cm"/>
    </style:style>
    <style:style style:name="表格1.A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9ae4" officeooo:paragraph-rsid="00129ae4"/>
    </style:style>
    <style:style style:name="P2" style:family="paragraph" style:parent-style-name="Standard">
      <style:text-properties officeooo:rsid="00145757" officeooo:paragraph-rsid="00145757"/>
    </style:style>
    <style:style style:name="P3" style:family="paragraph" style:parent-style-name="Standard">
      <style:text-properties officeooo:rsid="00145757" officeooo:paragraph-rsid="0014f0a2"/>
    </style:style>
    <style:style style:name="P4" style:family="paragraph" style:parent-style-name="Standard">
      <style:text-properties fo:font-weight="bold" officeooo:rsid="0014f0a2" officeooo:paragraph-rsid="0014f0a2" style:font-weight-asian="bold" style:font-weight-complex="bold"/>
    </style:style>
    <style:style style:name="P5" style:family="paragraph" style:parent-style-name="Standard">
      <style:text-properties fo:font-weight="bold" officeooo:rsid="00153fd6" officeooo:paragraph-rsid="00153fd6" style:font-weight-asian="bold" style:font-weight-complex="bold"/>
    </style:style>
    <style:style style:name="P6" style:family="paragraph" style:parent-style-name="Standard">
      <style:text-properties fo:font-weight="bold" officeooo:rsid="00172401" officeooo:paragraph-rsid="00172401" style:font-weight-asian="bold" style:font-weight-complex="bold"/>
    </style:style>
    <style:style style:name="P7" style:family="paragraph" style:parent-style-name="Standard">
      <style:text-properties officeooo:rsid="0014f0a2" officeooo:paragraph-rsid="0014f0a2"/>
    </style:style>
    <style:style style:name="P8" style:family="paragraph" style:parent-style-name="Standard">
      <style:text-properties officeooo:rsid="0014f0a2" officeooo:paragraph-rsid="00153fd6"/>
    </style:style>
    <style:style style:name="P9" style:family="paragraph" style:parent-style-name="Standard">
      <style:text-properties fo:font-size="14pt" fo:font-weight="bold" officeooo:rsid="00129ae4" officeooo:paragraph-rsid="00129ae4" style:font-size-asian="14pt" style:font-weight-asian="bold" style:font-size-complex="14pt" style:font-weight-complex="bold"/>
    </style:style>
    <style:style style:name="P10" style:family="paragraph" style:parent-style-name="Standard">
      <style:text-properties officeooo:rsid="00153fd6" officeooo:paragraph-rsid="00153fd6"/>
    </style:style>
    <style:style style:name="P11" style:family="paragraph" style:parent-style-name="Text_20_body">
      <style:text-properties fo:font-style="italic" officeooo:rsid="00145757" officeooo:paragraph-rsid="00145757" style:font-style-asian="italic" style:font-style-complex="italic"/>
    </style:style>
    <style:style style:name="P12" style:family="paragraph" style:parent-style-name="Standard">
      <style:text-properties fo:font-weight="normal" officeooo:rsid="00172401" officeooo:paragraph-rsid="00172401" style:font-weight-asian="normal" style:font-weight-complex="normal"/>
    </style:style>
    <style:style style:name="P13" style:family="paragraph" style:parent-style-name="Standard">
      <style:text-properties fo:font-weight="normal" officeooo:rsid="0017b5fe" officeooo:paragraph-rsid="0017b5fe" style:font-weight-asian="normal" style:font-weight-complex="normal"/>
    </style:style>
    <style:style style:name="P14" style:family="paragraph" style:parent-style-name="Standard">
      <style:text-properties officeooo:rsid="00145757" officeooo:paragraph-rsid="00145757"/>
    </style:style>
    <style:style style:name="P15" style:family="paragraph" style:parent-style-name="Standard">
      <style:text-properties officeooo:rsid="001aa016" officeooo:paragraph-rsid="001aa016"/>
    </style:style>
    <style:style style:name="P16" style:family="paragraph" style:parent-style-name="Standard">
      <style:text-properties fo:font-size="14pt" style:text-underline-style="solid" style:text-underline-width="auto" style:text-underline-color="font-color" fo:font-weight="bold" officeooo:rsid="00129ae4" officeooo:paragraph-rsid="001aa016" style:font-size-asian="14pt" style:font-weight-asian="bold" style:font-size-complex="14pt" style:font-weight-complex="bold"/>
    </style:style>
    <style:style style:name="P17" style:family="paragraph" style:parent-style-name="Standard">
      <style:text-properties fo:font-weight="bold" officeooo:rsid="00129ae4" officeooo:paragraph-rsid="00129ae4" style:font-weight-asian="bold" style:font-weight-complex="bold"/>
    </style:style>
    <style:style style:name="P18" style:family="paragraph" style:parent-style-name="Standard">
      <style:text-properties fo:font-weight="bold" officeooo:rsid="001aa016" officeooo:paragraph-rsid="001aa016" style:font-weight-asian="bold" style:font-weight-complex="bold"/>
    </style:style>
    <style:style style:name="P19" style:family="paragraph" style:parent-style-name="Standard">
      <style:text-properties fo:font-weight="bold" officeooo:rsid="001aa016" officeooo:paragraph-rsid="001ac6f2" style:font-weight-asian="bold" style:font-weight-complex="bold"/>
    </style:style>
    <style:style style:name="P20" style:family="paragraph" style:parent-style-name="Standard">
      <style:text-properties fo:font-weight="bold" officeooo:rsid="001aa016" officeooo:paragraph-rsid="001c5307" style:font-weight-asian="bold" style:font-weight-complex="bold"/>
    </style:style>
    <style:style style:name="P21" style:family="paragraph" style:parent-style-name="Standard">
      <style:text-properties fo:font-weight="bold" officeooo:rsid="001e5f8b" officeooo:paragraph-rsid="001e5f8b" style:font-weight-asian="bold" style:font-weight-complex="bold"/>
    </style:style>
    <style:style style:name="P22" style:family="paragraph" style:parent-style-name="Standard">
      <style:paragraph-properties fo:text-align="center" style:justify-single-word="false"/>
      <style:text-properties fo:font-weight="bold" officeooo:rsid="00203580" officeooo:paragraph-rsid="0028a6f4" style:font-weight-asian="bold" style:font-weight-complex="bold"/>
    </style:style>
    <style:style style:name="P23" style:family="paragraph" style:parent-style-name="Standard">
      <style:text-properties fo:font-weight="bold" officeooo:rsid="00203580" officeooo:paragraph-rsid="00211659" style:font-weight-asian="bold" style:font-weight-complex="bold"/>
    </style:style>
    <style:style style:name="P24" style:family="paragraph" style:parent-style-name="Standard">
      <style:text-properties officeooo:rsid="001c5307" officeooo:paragraph-rsid="001c5307"/>
    </style:style>
    <style:style style:name="P25" style:family="paragraph" style:parent-style-name="Standard">
      <style:text-properties officeooo:rsid="001c5307" officeooo:paragraph-rsid="001e5f8b"/>
    </style:style>
    <style:style style:name="P26" style:family="paragraph" style:parent-style-name="Standard">
      <style:text-properties officeooo:rsid="001e5f8b" officeooo:paragraph-rsid="001e5f8b"/>
    </style:style>
    <style:style style:name="P27" style:family="paragraph" style:parent-style-name="Standard">
      <style:text-properties officeooo:rsid="001e5f8b" officeooo:paragraph-rsid="00203580"/>
    </style:style>
    <style:style style:name="P28" style:family="paragraph" style:parent-style-name="Standard">
      <style:text-properties officeooo:rsid="00203580" officeooo:paragraph-rsid="00211659"/>
    </style:style>
    <style:style style:name="P29" style:family="paragraph" style:parent-style-name="Standard">
      <style:text-properties officeooo:rsid="00203580" officeooo:paragraph-rsid="0023ec80"/>
    </style:style>
    <style:style style:name="P30" style:family="paragraph" style:parent-style-name="Standard">
      <style:text-properties officeooo:rsid="00211659" officeooo:paragraph-rsid="0021b76b"/>
    </style:style>
    <style:style style:name="P31" style:family="paragraph" style:parent-style-name="Standard" style:list-style-name="L1">
      <style:text-properties fo:font-style="italic" officeooo:rsid="00211659" officeooo:paragraph-rsid="00211659" style:font-style-asian="italic" style:font-style-complex="italic"/>
    </style:style>
    <style:style style:name="P32" style:family="paragraph" style:parent-style-name="Standard" style:list-style-name="L1">
      <style:text-properties fo:font-style="italic" officeooo:rsid="0023ec80" officeooo:paragraph-rsid="0023ec80" style:font-style-asian="italic" style:font-style-complex="italic"/>
    </style:style>
    <style:style style:name="P33" style:family="paragraph" style:parent-style-name="Standard">
      <style:text-properties fo:font-style="italic" officeooo:rsid="0023ec80" officeooo:paragraph-rsid="0023ec80" style:font-style-asian="italic" style:font-style-complex="italic"/>
    </style:style>
    <style:style style:name="P34" style:family="paragraph" style:parent-style-name="Standard">
      <style:text-properties fo:font-style="normal" officeooo:rsid="0023ec80" officeooo:paragraph-rsid="0023ec80" style:font-style-asian="normal" style:font-style-complex="normal"/>
    </style:style>
    <style:style style:name="P35" style:family="paragraph" style:parent-style-name="Standard">
      <style:text-properties style:font-name="Liberation Serif" fo:font-size="12pt" fo:font-style="normal" fo:font-weight="normal" officeooo:rsid="002219f7" officeooo:paragraph-rsid="002795b7"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fo:font-weight="normal" officeooo:rsid="002219f7" officeooo:paragraph-rsid="0028a6f4"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fo:font-weight="normal" officeooo:rsid="0028a6f4" officeooo:paragraph-rsid="0028a6f4" style:font-size-asian="12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2795b7" officeooo:paragraph-rsid="002795b7" style:font-size-asian="12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bold" officeooo:rsid="002795b7" officeooo:paragraph-rsid="002795b7" style:font-size-asian="12pt" style:font-style-asian="normal" style:font-weight-asian="bold" style:font-size-complex="12pt" style:font-style-complex="normal" style:font-weight-complex="bold"/>
    </style:style>
    <style:style style:name="P40" style:family="paragraph" style:parent-style-name="Standard" style:list-style-name="L2">
      <style:text-properties style:font-name="Liberation Serif" fo:font-size="12pt" fo:font-style="italic" fo:font-weight="normal" officeooo:rsid="002219f7" officeooo:paragraph-rsid="002219f7" style:font-size-asian="12pt" style:font-style-asian="italic" style:font-weight-asian="normal" style:font-size-complex="12pt" style:font-style-complex="italic" style:font-weight-complex="normal"/>
    </style:style>
    <style:style style:name="P41" style:family="paragraph" style:parent-style-name="Standard" style:list-style-name="L2">
      <style:text-properties style:font-name="Liberation Serif" fo:font-size="12pt" fo:font-style="italic" fo:font-weight="normal" officeooo:rsid="002219f7" officeooo:paragraph-rsid="0022d30b" style:font-size-asian="12pt" style:font-style-asian="italic" style:font-weight-asian="normal" style:font-size-complex="12pt" style:font-style-complex="italic" style:font-weight-complex="normal"/>
    </style:style>
    <style:style style:name="P42" style:family="paragraph" style:parent-style-name="Standard" style:list-style-name="L3">
      <style:text-properties style:font-name="Liberation Serif" fo:font-size="12pt" fo:font-style="italic" fo:font-weight="normal" officeooo:rsid="0023ec80" officeooo:paragraph-rsid="0024a66c" style:font-size-asian="12pt" style:font-style-asian="italic" style:font-weight-asian="normal" style:font-size-complex="12pt" style:font-style-complex="italic" style:font-weight-complex="normal"/>
    </style:style>
    <style:style style:name="P43" style:family="paragraph" style:parent-style-name="Standard">
      <style:text-properties style:font-name="Liberation Serif" fo:font-size="12pt" fo:font-style="italic" fo:font-weight="normal" officeooo:rsid="0028a6f4" officeooo:paragraph-rsid="0028a6f4" style:font-size-asian="12pt" style:font-style-asian="italic" style:font-weight-asian="normal" style:font-size-complex="12pt" style:font-style-complex="italic" style:font-weight-complex="normal"/>
    </style:style>
    <style:style style:name="P44" style:family="paragraph" style:parent-style-name="Standard" style:list-style-name="L3">
      <style:text-properties style:font-name="Liberation Serif" fo:font-size="12pt" fo:font-style="italic" style:text-underline-style="none" fo:font-weight="normal" officeooo:rsid="0023ec80" officeooo:paragraph-rsid="0025c4c0" style:font-size-asian="12pt" style:font-style-asian="italic" style:font-weight-asian="normal" style:font-size-complex="12pt" style:font-style-complex="italic" style:font-weight-complex="normal"/>
    </style:style>
    <style:style style:name="P45" style:family="paragraph" style:parent-style-name="Standard">
      <style:text-properties style:font-name="Liberation Serif" fo:font-size="12pt" fo:font-style="italic" style:text-underline-style="none" fo:font-weight="normal" officeooo:rsid="0023ec80" officeooo:paragraph-rsid="0025c4c0" style:font-size-asian="12pt" style:font-style-asian="italic" style:font-weight-asian="normal" style:font-size-complex="12pt" style:font-style-complex="italic" style:font-weight-complex="normal"/>
    </style:style>
    <style:style style:name="P46" style:family="paragraph" style:parent-style-name="Standard">
      <style:text-properties style:font-name="Liberation Serif" fo:font-size="12pt" fo:font-style="italic" style:text-underline-style="none" fo:font-weight="normal" officeooo:rsid="0025c4c0" officeooo:paragraph-rsid="0025c4c0" style:font-size-asian="12pt" style:font-style-asian="italic" style:font-weight-asian="normal" style:font-size-complex="12pt" style:font-style-complex="italic" style:font-weight-complex="normal"/>
    </style:style>
    <style:style style:name="P47" style:family="paragraph" style:parent-style-name="Standard">
      <style:text-properties style:font-name="Liberation Serif" fo:font-size="12pt" fo:font-style="italic" style:text-underline-style="none" fo:font-weight="normal" officeooo:rsid="002795b7" officeooo:paragraph-rsid="002795b7" style:font-size-asian="12pt" style:font-style-asian="italic" style:font-weight-asian="normal" style:font-size-complex="12pt" style:font-style-complex="italic" style:font-weight-complex="normal"/>
    </style:style>
    <style:style style:name="P48" style:family="paragraph" style:parent-style-name="Standard">
      <style:text-properties style:font-name="Liberation Serif" fo:font-size="12pt" fo:font-style="italic" style:text-underline-style="none" fo:font-weight="bold" officeooo:rsid="001e5f8b" officeooo:paragraph-rsid="0025c4c0" style:font-size-asian="12pt" style:font-style-asian="italic" style:font-weight-asian="bold" style:font-size-complex="12pt" style:font-style-complex="italic" style:font-weight-complex="bold"/>
    </style:style>
    <style:style style:name="P49" style:family="paragraph" style:parent-style-name="Standard" style:list-style-name="L2">
      <style:text-properties style:font-name="Liberation Serif" fo:font-size="12pt" officeooo:paragraph-rsid="0022d30b" style:font-size-asian="12pt" style:font-size-complex="12pt"/>
    </style:style>
    <style:style style:name="P50" style:family="paragraph" style:parent-style-name="Standard">
      <style:text-properties style:font-name="Liberation Serif" fo:font-size="12pt" officeooo:paragraph-rsid="0022d30b" style:font-size-asian="12pt" style:font-size-complex="12pt"/>
    </style:style>
    <style:style style:name="P51" style:family="paragraph" style:parent-style-name="Standard">
      <style:text-properties style:font-name="Liberation Serif" fo:font-size="12pt" officeooo:rsid="0022d30b" officeooo:paragraph-rsid="0022d30b" style:font-size-asian="12pt" style:font-size-complex="12pt"/>
    </style:style>
    <style:style style:name="P52" style:family="paragraph" style:parent-style-name="Standard">
      <style:text-properties style:font-name="Liberation Serif" fo:font-size="12pt" officeooo:rsid="0022d30b" officeooo:paragraph-rsid="0023ec80" style:font-size-asian="12pt" style:font-size-complex="12pt"/>
    </style:style>
    <style:style style:name="P53" style:family="paragraph" style:parent-style-name="Standard">
      <style:text-properties style:font-name="Liberation Serif" fo:font-size="12pt" officeooo:rsid="0023ec80" officeooo:paragraph-rsid="0023ec80" style:font-size-asian="12pt" style:font-size-complex="12pt"/>
    </style:style>
    <style:style style:name="P54" style:family="paragraph" style:parent-style-name="Standard" style:list-style-name="L3">
      <style:text-properties style:font-name="Liberation Serif" fo:font-size="12pt" officeooo:paragraph-rsid="0024a66c" style:font-size-asian="12pt" style:font-size-complex="12pt"/>
    </style:style>
    <style:style style:name="P55" style:family="paragraph" style:parent-style-name="Standard" style:list-style-name="L2">
      <style:text-properties officeooo:paragraph-rsid="002219f7"/>
    </style:style>
    <style:style style:name="P56" style:family="paragraph" style:parent-style-name="Standard">
      <style:paragraph-properties fo:margin-left="0.741cm" fo:margin-right="0cm" fo:text-indent="0cm" style:auto-text-indent="false"/>
      <style:text-properties fo:font-style="italic" officeooo:rsid="0021b76b" officeooo:paragraph-rsid="0021b76b" style:font-style-asian="italic" style:font-style-complex="italic"/>
    </style:style>
    <style:style style:name="P57" style:family="paragraph" style:parent-style-name="Standard">
      <style:paragraph-properties fo:margin-left="0.741cm" fo:margin-right="0cm" fo:text-indent="0cm" style:auto-text-indent="false"/>
      <style:text-properties fo:font-style="italic" style:text-underline-style="none" officeooo:rsid="0021b76b" officeooo:paragraph-rsid="0021b76b" style:font-style-asian="italic" style:font-style-complex="italic"/>
    </style:style>
    <style:style style:name="P58" style:family="paragraph" style:parent-style-name="Standard">
      <style:paragraph-properties fo:margin-left="0.741cm" fo:margin-right="0cm" fo:text-indent="0cm" style:auto-text-indent="false"/>
      <style:text-properties fo:font-style="normal" style:text-underline-style="none" officeooo:rsid="0021b76b" officeooo:paragraph-rsid="0021b76b" style:font-style-asian="normal" style:font-style-complex="normal"/>
    </style:style>
    <style:style style:name="P59" style:family="paragraph" style:parent-style-name="Standard">
      <style:paragraph-properties fo:margin-left="0cm" fo:margin-right="0cm" fo:text-indent="0cm" style:auto-text-indent="false"/>
      <style:text-properties fo:font-style="italic" officeooo:rsid="0021b76b" officeooo:paragraph-rsid="0021b76b" style:font-style-asian="italic" style:font-style-complex="italic"/>
    </style:style>
    <style:style style:name="P60" style:family="paragraph" style:parent-style-name="Standard">
      <style:paragraph-properties fo:margin-left="0cm" fo:margin-right="0cm" fo:text-indent="0cm" style:auto-text-indent="false"/>
      <style:text-properties fo:font-style="italic" officeooo:rsid="0023ec80" officeooo:paragraph-rsid="0023ec80" style:font-style-asian="italic" style:font-style-complex="italic"/>
    </style:style>
    <style:style style:name="P61" style:family="paragraph" style:parent-style-name="Standard">
      <style:paragraph-properties fo:margin-left="0cm" fo:margin-right="0cm" fo:text-indent="0cm" style:auto-text-indent="false"/>
      <style:text-properties fo:font-style="italic" officeooo:rsid="0023ec80" officeooo:paragraph-rsid="0028a6f4" style:font-style-asian="italic" style:font-style-complex="italic"/>
    </style:style>
    <style:style style:name="P62" style:family="paragraph" style:parent-style-name="Standard">
      <style:paragraph-properties fo:margin-left="0cm" fo:margin-right="0cm" fo:text-indent="0cm" style:auto-text-indent="false"/>
      <style:text-properties fo:font-style="normal" style:text-underline-style="none" officeooo:rsid="0021b76b" officeooo:paragraph-rsid="0021b76b" style:font-style-asian="normal" style:font-style-complex="normal"/>
    </style:style>
    <style:style style:name="P63" style:family="paragraph" style:parent-style-name="Standard">
      <style:paragraph-properties fo:margin-left="0cm" fo:margin-right="0cm" fo:text-indent="0cm" style:auto-text-indent="false"/>
      <style:text-properties fo:font-style="normal" officeooo:rsid="0023ec80" officeooo:paragraph-rsid="0028a6f4" style:font-style-asian="normal" style:font-style-complex="normal"/>
    </style:style>
    <style:style style:name="P64" style:family="paragraph" style:parent-style-name="Standard">
      <style:paragraph-properties fo:margin-left="0cm" fo:margin-right="0cm" fo:text-indent="0cm" style:auto-text-indent="false"/>
      <style:text-properties style:font-name="Liberation Serif" fo:font-size="12pt" fo:font-style="normal" fo:font-weight="normal" officeooo:rsid="001e5f8b" officeooo:paragraph-rsid="0021b76b"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text-indent="0cm" style:auto-text-indent="false"/>
      <style:text-properties style:font-name="Liberation Serif" fo:font-size="12pt" fo:font-style="normal" fo:font-weight="normal" officeooo:rsid="0021b76b" officeooo:paragraph-rsid="0021b76b"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text-indent="0cm" style:auto-text-indent="false"/>
      <style:text-properties style:font-name="Liberation Serif" fo:font-size="12pt" fo:font-style="normal" fo:font-weight="normal" officeooo:rsid="002219f7" officeooo:paragraph-rsid="002219f7"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indent="0cm" style:auto-text-indent="false"/>
      <style:text-properties style:font-name="Liberation Serif" fo:font-size="12pt" fo:font-style="normal" fo:font-weight="normal" officeooo:rsid="002219f7" officeooo:paragraph-rsid="0024a66c"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text-indent="0cm" style:auto-text-indent="false"/>
      <style:text-properties style:font-name="Liberation Serif" fo:font-size="12pt" fo:font-style="normal" fo:font-weight="normal" officeooo:rsid="00211659" officeooo:paragraph-rsid="002219f7"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text-indent="0cm" style:auto-text-indent="false"/>
      <style:text-properties style:font-name="Liberation Serif" fo:font-size="12pt" fo:font-style="italic" style:text-underline-style="none" officeooo:rsid="0021b76b" officeooo:paragraph-rsid="0023ec80" style:font-size-asian="12pt" style:font-style-asian="italic" style:font-size-complex="12pt" style:font-style-complex="italic"/>
    </style:style>
    <style:style style:name="P70" style:family="paragraph" style:parent-style-name="Standard">
      <style:paragraph-properties fo:margin-left="0cm" fo:margin-right="0cm" fo:text-indent="0cm" style:auto-text-indent="false"/>
      <style:text-properties style:font-name="Liberation Serif" fo:font-size="12pt" fo:font-style="italic" style:text-underline-style="none" officeooo:rsid="00203580" officeooo:paragraph-rsid="0023ec80" style:font-size-asian="12pt" style:font-style-asian="italic" style:font-size-complex="12pt" style:font-style-complex="italic"/>
    </style:style>
    <style:style style:name="P71" style:family="paragraph" style:parent-style-name="Standard">
      <style:paragraph-properties fo:margin-left="0cm" fo:margin-right="0cm" fo:text-indent="0cm" style:auto-text-indent="false"/>
      <style:text-properties style:font-name="Liberation Serif" fo:font-size="12pt" fo:font-style="italic" style:text-underline-style="none" fo:font-weight="normal" officeooo:rsid="002795b7" officeooo:paragraph-rsid="002795b7" style:font-size-asian="12pt" style:font-style-asian="italic" style:font-weight-asian="normal" style:font-size-complex="12pt" style:font-style-complex="italic" style:font-weight-complex="normal"/>
    </style:style>
    <style:style style:name="P72" style:family="paragraph" style:parent-style-name="Standard">
      <style:paragraph-properties fo:margin-left="1.27cm" fo:margin-right="0cm" fo:text-indent="0cm" style:auto-text-indent="false"/>
      <style:text-properties style:font-name="Liberation Serif" fo:font-size="12pt" fo:font-style="italic" fo:font-weight="normal" officeooo:rsid="002219f7" officeooo:paragraph-rsid="002219f7" style:font-size-asian="12pt" style:font-style-asian="italic" style:font-weight-asian="normal" style:font-size-complex="12pt" style:font-style-complex="italic" style:font-weight-complex="normal"/>
    </style:style>
    <style:style style:name="P73" style:family="paragraph" style:parent-style-name="Standard">
      <style:paragraph-properties fo:margin-left="1.27cm" fo:margin-right="0cm" fo:text-indent="0cm" style:auto-text-indent="false"/>
      <style:text-properties style:font-name="Liberation Serif" fo:font-size="12pt" fo:font-style="italic" style:text-underline-style="none" fo:font-weight="normal" officeooo:rsid="002795b7" officeooo:paragraph-rsid="002795b7" style:font-size-asian="12pt" style:font-style-asian="italic" style:font-weight-asian="normal" style:font-size-complex="12pt" style:font-style-complex="italic" style:font-weight-complex="normal"/>
    </style:style>
    <style:style style:name="P74" style:family="paragraph" style:parent-style-name="Standard">
      <style:paragraph-properties fo:margin-left="1.27cm" fo:margin-right="0cm" fo:text-indent="0cm" style:auto-text-indent="false"/>
      <style:text-properties fo:font-style="italic" officeooo:rsid="0023ec80" officeooo:paragraph-rsid="0023ec80" style:font-style-asian="italic" style:font-style-complex="italic"/>
    </style:style>
    <style:style style:name="P75" style:family="paragraph" style:parent-style-name="Standard">
      <style:paragraph-properties fo:margin-left="1.27cm" fo:margin-right="0cm" fo:text-indent="0cm" style:auto-text-indent="false"/>
      <style:text-properties fo:font-style="italic" officeooo:rsid="0023ec80" officeooo:paragraph-rsid="0024a66c" style:font-style-asian="italic" style:font-style-complex="italic"/>
    </style:style>
    <style:style style:name="P76" style:family="paragraph" style:parent-style-name="Standard">
      <style:paragraph-properties fo:margin-left="1.27cm" fo:margin-right="0cm" fo:text-indent="0cm" style:auto-text-indent="false"/>
      <style:text-properties fo:font-style="italic" officeooo:rsid="0023ec80" officeooo:paragraph-rsid="0025c4c0" style:font-style-asian="italic" style:font-style-complex="italic"/>
    </style:style>
    <style:style style:name="P77" style:family="paragraph" style:parent-style-name="Standard" style:master-page-name="">
      <style:paragraph-properties fo:margin-left="0.7cm" fo:margin-right="0cm" fo:text-indent="0cm" style:auto-text-indent="false" style:page-number="auto"/>
      <style:text-properties style:font-name="Liberation Serif" fo:font-size="12pt" fo:font-style="italic" officeooo:rsid="0022d30b" officeooo:paragraph-rsid="0022d30b" style:font-size-asian="12pt" style:font-style-asian="italic" style:font-size-complex="12pt" style:font-style-complex="italic"/>
    </style:style>
    <style:style style:name="P78" style:family="paragraph" style:parent-style-name="Standard">
      <style:paragraph-properties fo:margin-left="0.7cm" fo:margin-right="0cm" fo:text-indent="0cm" style:auto-text-indent="false"/>
      <style:text-properties style:font-name="Liberation Serif" fo:font-size="12pt" fo:font-style="italic" officeooo:rsid="0023ec80" officeooo:paragraph-rsid="0023ec80" style:font-size-asian="12pt" style:font-style-asian="italic" style:font-size-complex="12pt" style:font-style-complex="italic"/>
    </style:style>
    <style:style style:name="P79" style:family="paragraph" style:parent-style-name="Standard">
      <style:paragraph-properties fo:margin-left="0.7cm" fo:margin-right="0cm" fo:text-indent="0cm" style:auto-text-indent="false"/>
      <style:text-properties style:font-name="Liberation Serif" fo:font-size="12pt" fo:font-style="italic" style:text-underline-style="none" officeooo:rsid="0021b76b" officeooo:paragraph-rsid="0023ec80" style:font-size-asian="12pt" style:font-style-asian="italic" style:font-size-complex="12pt" style:font-style-complex="italic"/>
    </style:style>
    <style:style style:name="P80" style:family="paragraph" style:parent-style-name="Table_20_Contents">
      <style:text-properties officeooo:rsid="002795b7" officeooo:paragraph-rsid="002795b7"/>
    </style:style>
    <style:style style:name="P81" style:family="paragraph" style:parent-style-name="Table_20_Contents">
      <style:text-properties fo:font-style="normal" officeooo:rsid="002795b7" officeooo:paragraph-rsid="002795b7" style:font-style-asian="normal" style:font-style-complex="normal"/>
    </style:style>
    <style:style style:name="P82" style:family="paragraph" style:parent-style-name="Table_20_Contents">
      <style:text-properties fo:font-style="normal" officeooo:rsid="0028a6f4" officeooo:paragraph-rsid="0028a6f4" style:font-style-asian="normal" style:font-style-complex="normal"/>
    </style:style>
    <style:style style:name="P83" style:family="paragraph" style:parent-style-name="Table_20_Contents">
      <style:text-properties fo:font-style="normal" fo:font-weight="bold" officeooo:rsid="00203580" officeooo:paragraph-rsid="00203580" style:font-style-asian="normal" style:font-weight-asian="bold" style:font-style-complex="normal" style:font-weight-complex="bold"/>
    </style:style>
    <style:style style:name="T1" style:family="text">
      <style:text-properties officeooo:rsid="00145757"/>
    </style:style>
    <style:style style:name="T2" style:family="text">
      <style:text-properties style:text-underline-style="solid" style:text-underline-width="auto" style:text-underline-color="font-color"/>
    </style:style>
    <style:style style:name="T3" style:family="text">
      <style:text-properties officeooo:rsid="0014f0a2"/>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e5f8b" style:font-style-asian="italic" style:font-weight-asian="normal" style:font-style-complex="italic" style:font-weight-complex="normal"/>
    </style:style>
    <style:style style:name="T7" style:family="text">
      <style:text-properties fo:font-style="italic" fo:font-weight="normal" officeooo:rsid="00211659" style:font-style-asian="italic" style:font-weight-asian="normal" style:font-style-complex="italic" style:font-weight-complex="normal"/>
    </style:style>
    <style:style style:name="T8" style:family="text">
      <style:text-properties fo:font-style="italic" fo:font-weight="normal" officeooo:rsid="0023ec80" style:font-style-asian="italic" style:font-weight-asian="normal" style:font-style-complex="italic" style:font-weight-complex="normal"/>
    </style:style>
    <style:style style:name="T9" style:family="text">
      <style:text-properties fo:font-style="italic" fo:font-weight="normal" officeooo:rsid="002219f7" style:font-name-asian="Liberation Serif" style:font-style-asian="italic" style:font-weight-asian="normal" style:font-style-complex="italic" style:font-weight-complex="normal"/>
    </style:style>
    <style:style style:name="T10" style:family="text">
      <style:text-properties fo:font-style="italic" fo:font-weight="normal" officeooo:rsid="0023ec80" style:font-name-asian="Liberation Serif" style:font-style-asian="italic" style:font-weight-asian="normal" style:font-style-complex="italic" style:font-weight-complex="normal"/>
    </style:style>
    <style:style style:name="T11" style:family="text">
      <style:text-properties fo:font-style="italic" style:text-underline-style="none" officeooo:rsid="00211659" style:font-style-asian="italic" style:font-style-complex="italic"/>
    </style:style>
    <style:style style:name="T12" style:family="text">
      <style:text-properties fo:font-style="italic" officeooo:rsid="0025c4c0" style:font-name-asian="Liberation Serif"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172401" style:font-weight-asian="bold" style:font-weight-complex="bold"/>
    </style:style>
    <style:style style:name="T15" style:family="text">
      <style:text-properties fo:font-weight="bold" officeooo:rsid="0017b5fe" style:font-weight-asian="bold" style:font-weight-complex="bold"/>
    </style:style>
    <style:style style:name="T16" style:family="text">
      <style:text-properties fo:font-weight="bold" officeooo:rsid="00196a23" style:font-weight-asian="bold" style:font-weight-complex="bold"/>
    </style:style>
    <style:style style:name="T17" style:family="text">
      <style:text-properties officeooo:rsid="00153fd6"/>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officeooo:rsid="0022d30b" style:font-style-asian="normal" style:font-style-complex="normal"/>
    </style:style>
    <style:style style:name="T21" style:family="text">
      <style:text-properties fo:font-style="normal" officeooo:rsid="002795b7" style:font-style-asian="normal" style:font-style-complex="normal"/>
    </style:style>
    <style:style style:name="T22" style:family="text">
      <style:text-properties fo:font-style="normal" officeooo:rsid="0028a6f4"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21b76b" style:font-style-asian="normal" style:font-weight-asian="normal" style:font-style-complex="normal" style:font-weight-complex="normal"/>
    </style:style>
    <style:style style:name="T25" style:family="text">
      <style:text-properties fo:font-style="normal" fo:font-weight="normal" officeooo:rsid="0023ec80" style:font-style-asian="normal" style:font-weight-asian="normal" style:font-style-complex="normal" style:font-weight-complex="normal"/>
    </style:style>
    <style:style style:name="T26" style:family="text">
      <style:text-properties fo:font-style="normal" fo:font-weight="normal" officeooo:rsid="0022d30b" style:font-style-asian="normal" style:font-weight-asian="normal" style:font-style-complex="normal" style:font-weight-complex="normal"/>
    </style:style>
    <style:style style:name="T27" style:family="text">
      <style:text-properties fo:font-style="normal" fo:font-weight="normal" officeooo:rsid="0024a66c" style:font-style-asian="normal" style:font-weight-asian="normal" style:font-style-complex="normal" style:font-weight-complex="normal"/>
    </style:style>
    <style:style style:name="T28" style:family="text">
      <style:text-properties fo:font-style="normal" fo:font-weight="normal" officeooo:rsid="0022d30b" style:font-name-asian="Liberation Serif" style:font-style-asian="normal" style:font-weight-asian="normal" style:font-style-complex="normal" style:font-weight-complex="normal"/>
    </style:style>
    <style:style style:name="T29" style:family="text">
      <style:text-properties fo:font-style="normal" fo:font-weight="normal" officeooo:rsid="00211659" style:font-name-asian="Liberation Serif" style:font-style-asian="normal" style:font-weight-asian="normal" style:font-style-complex="normal" style:font-weight-complex="normal"/>
    </style:style>
    <style:style style:name="T30" style:family="text">
      <style:text-properties fo:font-style="normal" fo:font-weight="normal" officeooo:rsid="0024a66c" style:font-name-asian="Liberation Serif" style:font-style-asian="normal" style:font-weight-asian="normal" style:font-style-complex="normal" style:font-weight-complex="normal"/>
    </style:style>
    <style:style style:name="T31" style:family="text">
      <style:text-properties fo:font-style="normal" style:font-name-asian="Liberation Serif" style:font-style-asian="normal" style:font-style-complex="normal"/>
    </style:style>
    <style:style style:name="T32" style:family="text">
      <style:text-properties fo:font-style="normal" officeooo:rsid="0022d30b" style:font-name-asian="Liberation Serif" style:font-style-asian="normal" style:font-style-complex="normal"/>
    </style:style>
    <style:style style:name="T33" style:family="text">
      <style:text-properties fo:font-style="normal" officeooo:rsid="00211659" style:font-name-asian="Liberation Serif" style:font-style-asian="normal" style:font-style-complex="normal"/>
    </style:style>
    <style:style style:name="T34" style:family="text">
      <style:text-properties fo:font-style="normal" officeooo:rsid="0024a66c" style:font-name-asian="Liberation Serif" style:font-style-asian="normal" style:font-style-complex="normal"/>
    </style:style>
    <style:style style:name="T35" style:family="text">
      <style:text-properties fo:font-style="normal" officeooo:rsid="0025c4c0" style:font-name-asian="Liberation Serif" style:font-style-asian="normal" style:font-style-complex="normal"/>
    </style:style>
    <style:style style:name="T36" style:family="text">
      <style:text-properties fo:font-style="normal" officeooo:rsid="002219f7" style:font-name-asian="Liberation Serif" style:font-style-asian="normal" style:font-style-complex="normal"/>
    </style:style>
    <style:style style:name="T37" style:family="text">
      <style:text-properties fo:font-style="normal" officeooo:rsid="0023ec80" style:font-name-asian="Liberation Serif" style:font-style-asian="normal" style:font-style-complex="normal"/>
    </style:style>
    <style:style style:name="T38" style:family="text">
      <style:text-properties fo:font-style="normal" officeooo:rsid="002795b7" style:font-name-asian="Liberation Serif" style:font-style-asian="normal" style:font-style-complex="normal"/>
    </style:style>
    <style:style style:name="T39" style:family="text">
      <style:text-properties fo:font-style="normal" officeooo:rsid="0028a6f4" style:font-name-asian="Liberation Serif" style:font-style-asian="normal" style:font-style-complex="normal"/>
    </style:style>
    <style:style style:name="T40" style:family="text">
      <style:text-properties fo:font-weight="normal" style:font-weight-asian="normal" style:font-weight-complex="normal"/>
    </style:style>
    <style:style style:name="T41" style:family="text">
      <style:text-properties fo:font-weight="normal" officeooo:rsid="00172401" style:font-weight-asian="normal" style:font-weight-complex="normal"/>
    </style:style>
    <style:style style:name="T42" style:family="text">
      <style:text-properties fo:font-weight="normal" officeooo:rsid="0017b5fe" style:font-weight-asian="normal" style:font-weight-complex="normal"/>
    </style:style>
    <style:style style:name="T43" style:family="text">
      <style:text-properties fo:font-weight="normal" officeooo:rsid="001e5f8b" style:font-weight-asian="normal" style:font-weight-complex="normal"/>
    </style:style>
    <style:style style:name="T44" style:family="text">
      <style:text-properties fo:font-weight="normal" officeooo:rsid="00203580" style:font-weight-asian="normal" style:font-weight-complex="normal"/>
    </style:style>
    <style:style style:name="T45" style:family="text">
      <style:text-properties fo:font-weight="normal" officeooo:rsid="00211659" style:font-weight-asian="normal" style:font-weight-complex="normal"/>
    </style:style>
    <style:style style:name="T46" style:family="text">
      <style:text-properties fo:font-weight="normal" officeooo:rsid="0023ec80" style:font-weight-asian="normal" style:font-weight-complex="normal"/>
    </style:style>
    <style:style style:name="T47" style:family="text">
      <style:text-properties officeooo:rsid="0017b5fe"/>
    </style:style>
    <style:style style:name="T48" style:family="text">
      <style:text-properties officeooo:rsid="00196a23"/>
    </style:style>
    <style:style style:name="T49" style:family="text">
      <style:text-properties officeooo:rsid="001aa016"/>
    </style:style>
    <style:style style:name="T50" style:family="text">
      <style:text-properties style:text-underline-style="none"/>
    </style:style>
    <style:style style:name="T51" style:family="text">
      <style:text-properties style:text-underline-style="none" officeooo:rsid="0021b76b"/>
    </style:style>
    <style:style style:name="T52" style:family="text">
      <style:text-properties style:text-underline-style="none" officeooo:rsid="00211659"/>
    </style:style>
    <style:style style:name="T53" style:family="text">
      <style:text-properties officeooo:rsid="001ac6f2"/>
    </style:style>
    <style:style style:name="T54" style:family="text">
      <style:text-properties officeooo:rsid="001c5307"/>
    </style:style>
    <style:style style:name="T55" style:family="text">
      <style:text-properties officeooo:rsid="001d0875"/>
    </style:style>
    <style:style style:name="T56" style:family="text">
      <style:text-properties officeooo:rsid="001e5f8b"/>
    </style:style>
    <style:style style:name="T57" style:family="text">
      <style:text-properties officeooo:rsid="0021b76b"/>
    </style:style>
    <style:style style:name="T58" style:family="text">
      <style:text-properties style:font-name="Liberation Serif" fo:font-size="12pt" fo:font-style="normal" fo:font-weight="normal" officeooo:rsid="00211659"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normal" fo:font-weight="normal" officeooo:rsid="00211659" style:font-name-asian="Liberation Serif"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fo:font-weight="normal" officeooo:rsid="002219f7" style:font-name-asian="Liberation Serif" style:font-size-asian="12pt" style:font-style-asian="normal" style:font-weight-asian="normal" style:font-size-complex="12pt" style:font-style-complex="normal" style:font-weight-complex="normal"/>
    </style:style>
    <style:style style:name="T61" style:family="text">
      <style:text-properties style:font-name="Liberation Serif" fo:font-size="12pt" fo:font-style="italic" fo:font-weight="normal" officeooo:rsid="00211659" style:font-size-asian="12pt" style:font-style-asian="italic" style:font-weight-asian="normal" style:font-size-complex="12pt" style:font-style-complex="italic" style:font-weight-complex="normal"/>
    </style:style>
    <style:style style:name="T62" style:family="text">
      <style:text-properties style:font-name="Liberation Serif" fo:font-size="12pt" fo:font-style="italic" fo:font-weight="normal" officeooo:rsid="002219f7" style:font-name-asian="Liberation Serif" style:font-size-asian="12pt" style:font-style-asian="italic" style:font-weight-asian="normal" style:font-size-complex="12pt" style:font-style-complex="italic" style:font-weight-complex="normal"/>
    </style:style>
    <style:style style:name="T63" style:family="text">
      <style:text-properties style:font-name="Liberation Serif" fo:font-size="12pt" fo:font-weight="normal" style:font-name-asian="Liberation Serif" style:font-size-asian="12pt" style:font-weight-asian="normal" style:font-size-complex="12pt" style:font-weight-complex="normal"/>
    </style:style>
    <style:style style:name="T64" style:family="text">
      <style:text-properties style:font-name="Liberation Serif" fo:font-size="12pt" fo:font-weight="normal" officeooo:rsid="00211659" style:font-name-asian="Liberation Serif" style:font-size-asian="12pt" style:font-weight-asian="normal" style:font-size-complex="12pt" style:font-weight-complex="normal"/>
    </style:style>
    <style:style style:name="T65" style:family="text">
      <style:text-properties style:font-name="Liberation Serif" fo:font-size="12pt" fo:font-weight="normal" officeooo:rsid="002219f7" style:font-name-asian="Liberation Serif" style:font-size-asian="12pt" style:font-weight-asian="normal" style:font-size-complex="12pt" style:font-weight-complex="normal"/>
    </style:style>
    <style:style style:name="T66" style:family="text">
      <style:text-properties style:font-name="Liberation Serif" fo:font-size="12pt" fo:font-weight="normal" officeooo:rsid="0025c4c0" style:font-name-asian="Liberation Serif" style:font-size-asian="12pt" style:font-weight-asian="normal" style:font-size-complex="12pt" style:font-weight-complex="normal"/>
    </style:style>
    <style:style style:name="T67" style:family="text">
      <style:text-properties style:font-name="Liberation Serif" fo:font-size="12pt" fo:font-weight="normal" officeooo:rsid="0028a6f4" style:font-name-asian="Liberation Serif" style:font-size-asian="12pt" style:font-weight-asian="normal" style:font-size-complex="12pt" style:font-weight-complex="normal"/>
    </style:style>
    <style:style style:name="T68" style:family="text">
      <style:text-properties style:font-name="Liberation Serif" fo:font-size="12pt" style:font-size-asian="12pt" style:font-size-complex="12pt"/>
    </style:style>
    <style:style style:name="T69" style:family="text">
      <style:text-properties style:font-name-asian="Liberation Serif"/>
    </style:style>
    <style:style style:name="T70" style:family="text">
      <style:text-properties officeooo:rsid="002219f7" style:font-name-asian="Liberation Serif"/>
    </style:style>
    <style:style style:name="T71" style:family="text">
      <style:text-properties officeooo:rsid="0023ec80" style:font-name-asian="Liberation Serif"/>
    </style:style>
    <style:style style:name="T72" style:family="text">
      <style:text-properties officeooo:rsid="0024a66c" style:font-name-asian="Liberation Serif"/>
    </style:style>
    <style:style style:name="T73" style:family="text">
      <style:text-properties officeooo:rsid="0025c4c0" style:font-name-asian="Liberation Serif"/>
    </style:style>
    <style:style style:name="T74" style:family="text">
      <style:text-properties officeooo:rsid="0021b76b" style:font-name-asian="Liberation Serif"/>
    </style:style>
    <style:style style:name="T75" style:family="text">
      <style:text-properties officeooo:rsid="0028a6f4" style:font-name-asian="Liberation Serif"/>
    </style:style>
    <style:style style:name="T76" style:family="text">
      <style:text-properties officeooo:rsid="0022d30b" style:font-name-asian="Liberation Serif"/>
    </style:style>
    <style:style style:name="T77" style:family="text">
      <style:text-properties officeooo:rsid="0022d30b"/>
    </style:style>
    <style:style style:name="T78" style:family="text">
      <style:text-properties officeooo:rsid="0023ec80"/>
    </style:style>
    <style:style style:name="T79" style:family="text">
      <style:text-properties officeooo:rsid="0024a66c"/>
    </style:style>
    <style:style style:name="T80" style:family="text">
      <style:text-properties officeooo:rsid="002795b7"/>
    </style:style>
    <style:style style:name="T81" style:family="text">
      <style:text-properties officeooo:rsid="0028a6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cROS RT <text:span text:style-name="T1">User's Guide</text:span></text:h>
      <text:p text:style-name="P11">micROS RT, an implementation of ROS 1.x on DDS</text:p>
      <text:p text:style-name="P1"/>
      <text:p text:style-name="P9"><text:span text:style-name="T2">Part I</text:span> <text:span text:style-name="T49">Introduction</text:span></text:p>
      <text:p text:style-name="P17"/>
      <text:p text:style-name="P18">1.1 What is micROS RT?</text:p>
      <text:p text:style-name="P18"/>
      <text:p text:style-name="P2">MicROS RT (micROS Real-Time) is a modified ROS <text:span text:style-name="T54">1.x </text:span><text:s/>C++ kernel which adopts OMG's DDS (Data Distribution Systems for Realtime Systems) as its underlying message transfer protocol. DDS is an Object Management Group's standard for pub/sub middleware (<text:a xlink:type="simple" xlink:href="http://portals.omg.org/dds/">http://portals.omg.org/dds/</text:a>). It supports high-performance, scalable and QoS-assuring message delivery. It has been applied into many industry-level systems. </text:p>
      <text:p text:style-name="P2"/>
      <text:p text:style-name="P19">1.<text:span text:style-name="T53">2</text:span> Wh<text:span text:style-name="T53">y</text:span> is micROS RT?</text:p>
      <text:p text:style-name="P19"/>
      <text:p text:style-name="P3">By replacing the original ROS message protocols (TCPROS &amp; UDPROS) with DDS, we can <text:span text:style-name="T3">support a set of advanced features</text:span> in ROS message delivery process, such as UDP-based multicast and setting the <text:span text:style-name="T3">QoS properties (</text:span>transport priority, latency budget, <text:span text:style-name="T3">etc.)</text:span> of a specific topic. <text:span text:style-name="T3">In concrete, we can achieve the benefits as follows.</text:span></text:p>
      <text:p text:style-name="P3"/>
      <text:p text:style-name="P4">General benefits </text:p>
      <text:p text:style-name="P7"><text:span text:style-name="T13">(1) Multicast in message delivery. </text:span>The DDS middleware will automatically select the multicast protocol when necessary. Therefore, when there are <text:span text:style-name="T4">n</text:span> listeners in a topic (n&gt;=2), you can achieve significant performance benefit.</text:p>
      <text:p text:style-name="P8"><text:span text:style-name="T18">(2) Robustness in unexpected settings. </text:span><text:s/>Since DDS is a mature and industry-level message delivery system, it is <text:span text:style-name="T17">behaves better in various complex communications settings. For example, it has better reconnection behavior when dropping out of wireless.</text:span></text:p>
      <text:p text:style-name="P8"/>
      <text:p text:style-name="P5">QoS-related benefits</text:p>
      <text:p text:style-name="P10"><text:span text:style-name="T13">(1) </text:span><text:span text:style-name="T14">T</text:span><text:span text:style-name="T13">ransport priority and latency budget of a topic</text:span>. With micROS RT, you can specify the transport priority and latency budget of a topic. It is useful in many real-time settings, such as multi-robot collaboration with limited wireless network bandwidth.</text:p>
      <text:p text:style-name="P10"><text:span text:style-name="T13">(2) </text:span><text:span text:style-name="T14">E</text:span><text:span text:style-name="T13">xpected message </text:span><text:span text:style-name="T14">arriving </text:span><text:span text:style-name="T13">deadline. </text:span>With micROS RT, you can set the expected message arriving period as well as the behavior when a message not arriving in this period. It is also useful in real-time settings.</text:p>
      <text:p text:style-name="P10"><text:span text:style-name="T13">(3) </text:span><text:span text:style-name="T14">T</text:span><text:span text:style-name="T13">ime-based message filter. </text:span><text:span text:style-name="T40">You can filter unnecessary messages based on time properties. For example, if you need only update the state of a sensor per minute, you can ignore other redundant messages by simply setting a property while you subscribing the topic.</text:span></text:p>
      <text:p text:style-name="P10"><text:span text:style-name="T13">(4) </text:span><text:span text:style-name="T14">Other QoS-related features.</text:span><text:span text:style-name="T41"> With micROS RT, you can specify other QoS-related properties provided by the underlying DDS middleware in a simplified way when advertising/subscribing a topic, such as reliability of message delivery, data-centric update, message order method, and message valid period.</text:span></text:p>
      <text:p text:style-name="P10"/>
      <text:p text:style-name="P6">Compatibility</text:p>
      <text:p text:style-name="P12"><text:span text:style-name="T13">(1) </text:span><text:span text:style-name="T15">Ex</text:span><text:span text:style-name="T13">isting ROS packages </text:span><text:span text:style-name="T15">need no modification.</text:span><text:span text:style-name="T47"> Existing ROS packages can easily benefit from DDS by simply replacing the libroscpp.so in the ROS installation directory. Those packages needs no modification and re-compilation.</text:span></text:p>
      <text:p text:style-name="P13"><text:span text:style-name="T13">(2) Existing ROS programming paradigm is kept.</text:span> Existing ROS programming paradigm is kept, except for several new APIs to set topic QoS are added.</text:p>
      <text:p text:style-name="P13"><text:span text:style-name="T13">(3) Interoperable with official ROS </text:span><text:span text:style-name="T16">kernel</text:span><text:span text:style-name="T13">.</text:span> The micROS RT can smartly choose appropriate <text:soft-page-break/><text:span text:style-name="T48">protocol when it communicate with a official C++ or Python ROS kernel. The preferred protocol of a topic can also be specified when advertising it.</text:span></text:p>
      <text:p text:style-name="P10"/>
      <text:p text:style-name="P3">In fact, the ROS official has also the plan to integrate ROS 2.0, the next generation of ROS, with DDS (<text:a xlink:type="simple" xlink:href="http://design.ros2.org/articles/ros_on_dds.html"><text:span text:style-name="T3">http://design.ros2.org/articles/ros_on_dds.html</text:span></text:a>). <text:span text:style-name="T48">The major difference between micROS RT and future ROS 2.0 includes: (1) We keeps compatibility with existing ROS 1.x package and programming paradigm, because we believe that protecting the existing investment should be important to the ROS community. (2) We lays strong emphasis on exploiting the QoS-features of the underlying DDS middleware, because we believe that it should be important to multi-node and multi-robot applications.</text:span></text:p>
      <text:p text:style-name="P2"/>
      <text:p text:style-name="P16">Part II<text:span text:style-name="T50"> Installation Guide</text:span></text:p>
      <text:p text:style-name="P15"/>
      <text:p text:style-name="P20">2.1 Install<text:span text:style-name="T54">ation</text:span> <text:span text:style-name="T54">from</text:span> binary lib<text:span text:style-name="T54">rary</text:span></text:p>
      <text:p text:style-name="P20"/>
      <text:p text:style-name="P24">(1) Installing ROS Indigo.</text:p>
      <text:p text:style-name="P24">(2) Installing OpenSplice DDS 6.4 community version (<text:a xlink:type="simple" xlink:href="http://www.prismtech.com/opensplice/opensplice-dds-community">http://www.prismtech.com/opensplice/opensplice-dds-community</text:a>).</text:p>
      <text:p text:style-name="P24">(3) Please ensure that the DDS environment variables have been set correctly. Usually, you can achieve this goal by simply running "source %DDSInstallationPath%/release.com".</text:p>
      <text:p text:style-name="P24">(4) Downloading libroscpp.so from <text:a xlink:type="simple" xlink:href="https://github.com/cyberdb/micROS-RT/tree/master/lib">here</text:a>.</text:p>
      <text:p text:style-name="P24">(5) Replacing the libroscpp.so in the ROS directory with the file you downloaded.</text:p>
      <text:p text:style-name="P26">(6) If you want to use micROS-RT newly added APIs, please download the micROS-RT header files from here and copy them into the include\ros directory.</text:p>
      <text:p text:style-name="P24"/>
      <text:p text:style-name="P20">2.<text:span text:style-name="T54">2</text:span> Install<text:span text:style-name="T54">ation</text:span> <text:span text:style-name="T54">from</text:span> <text:span text:style-name="T54">source code</text:span></text:p>
      <text:p text:style-name="P20"/>
      <text:p text:style-name="P24">(1) Installing ROS Indigo from source code (<text:a xlink:type="simple" xlink:href="http://wiki.ros.org/indigo/Installation/Source">http://wiki.ros.org/indigo/Installation/Source</text:a>)</text:p>
      <text:p text:style-name="P24">(2) Installing OpenSplice DDS 6.4 community version (<text:a xlink:type="simple" xlink:href="http://www.prismtech.com/opensplice/opensplice-dds-community">http://www.prismtech.com/opensplice/opensplice-dds-community</text:a>).</text:p>
      <text:p text:style-name="P24">(3) Please ensure that the DDS environment variables have been set correctly. Usually, you can achieve this goal by simply running "source %DDSInstallationPath%/release.com". <text:span text:style-name="T56">And since you will compile ROS cpp core with DDS devlopment support, the DDSInstallationPath should be the HDE directory of OpenSplice DDS.</text:span></text:p>
      <text:p text:style-name="P24">(4) Downloading <text:span text:style-name="T55">the modified roscpp </text:span>source code from <text:a xlink:type="simple" xlink:href="https://github.com/cyberdb/micROS-RT/tree/master/src/roscpp">her</text:a><text:a xlink:type="simple" xlink:href="https://github.com/cyberdb/micROS-RT/tree/master/src/roscpp">e</text:a>.</text:p>
      <text:p text:style-name="P24">(5) Replacing src/ros_comm/roscpp directory with the directory you downloaded.</text:p>
      <text:p text:style-name="P25">(6) <text:span text:style-name="T56">Recompiling the roscpp package. You can add “--pkg roscpp” to the catkin_make_isolated command to achieve this goal.</text:span></text:p>
      <text:p text:style-name="P15"/>
      <text:p text:style-name="P16">Part I<text:span text:style-name="T49">II</text:span><text:span text:style-name="T50"> Developer's Guide</text:span></text:p>
      <text:p text:style-name="P15"/>
      <text:p text:style-name="P15">As we have mentioned, e<text:span text:style-name="T42">xisting ROS packages can easily benefit from DDS by simply replacing the libroscpp.so in the ROS installation directory. </text:span><text:span text:style-name="T40">After replacing it, <text:s/>all ROS messages will be automatically swit</text:span><text:span text:style-name="T43">c</text:span><text:span text:style-name="T40">hed to the DDS </text:span><text:span text:style-name="T43">middleware</text:span><text:span text:style-name="T40">.</text:span></text:p>
      <text:p text:style-name="P15"/>
      <text:p text:style-name="P27"><text:span text:style-name="T40">However, when you want to set the QoS parameters of a topic, you should modify your program and use the newly added APIs in micROS RT. </text:span></text:p>
      <text:p text:style-name="P27"/>
      <text:p text:style-name="P27"><text:span text:style-name="T44">Note that the QoS parameters you specified only take effects when you using micROS RT on both publisher and subscriber side. And the QoS parameters are only available to the topic-based pub/sub communication.</text:span></text:p>
      <text:p text:style-name="P26"/>
      <text:p text:style-name="P21"><text:soft-page-break/>3.1 Setting QoS parameters</text:p>
      <text:p text:style-name="P26"/>
      <text:p text:style-name="P26"><text:span text:style-name="T40">In micROS-RT, the QoS parameters are set on the node-topic level, which means you can specify different message delivery QoS parameters (e.g., transport priority and latency budget) for each topic on each node. Even two nodes both publish messages on one topic, they can set different transport priority. Besides, the publisher and the subscriber can specify different QoS parameters </text:span><text:span text:style-name="T44">for </text:span><text:span text:style-name="T40">their actions.</text:span></text:p>
      <text:p text:style-name="P26"/>
      <text:p text:style-name="P22">Table I QoS Parameters that <text:span text:style-name="T81">micRO</text:span>S RT supports</text:p>
      <text:p text:style-name="P23"/>
      <table:table table:name="表格1" table:style-name="表格1">
        <table:table-column table:style-name="表格1.A"/>
        <table:table-column table:style-name="表格1.B"/>
        <table:table-row>
          <table:table-cell table:style-name="表格1.A1" table:number-columns-spanned="2" office:value-type="string">
            <text:p text:style-name="P83">Message publisher QoS Parameters (Using advertiseWithQoS() method)</text:p>
          </table:table-cell>
          <table:covered-table-cell/>
        </table:table-row>
        <table:table-row>
          <table:table-cell table:style-name="表格1.A2" office:value-type="string">
            <text:p text:style-name="P81">Transport priority</text:p>
          </table:table-cell>
          <table:table-cell table:style-name="表格1.B2" office:value-type="string">
            <text:p text:style-name="P81">Message transport priority</text:p>
          </table:table-cell>
        </table:table-row>
        <table:table-row>
          <table:table-cell table:style-name="表格1.A2" office:value-type="string">
            <text:p text:style-name="P81">Latency budget</text:p>
          </table:table-cell>
          <table:table-cell table:style-name="表格1.B2" office:value-type="string">
            <text:p text:style-name="P81">Expected latency from publisher to the subscriber</text:p>
          </table:table-cell>
        </table:table-row>
        <table:table-row>
          <table:table-cell table:style-name="表格1.A2" office:value-type="string">
            <text:p text:style-name="P81">Best effort delivery</text:p>
          </table:table-cell>
          <table:table-cell table:style-name="表格1.B2" office:value-type="string">
            <text:p text:style-name="P81">Using the best effort message delivery protocol or not</text:p>
          </table:table-cell>
        </table:table-row>
        <table:table-row>
          <table:table-cell table:style-name="表格1.A2" office:value-type="string">
            <text:p text:style-name="P81">Data centric update</text:p>
          </table:table-cell>
          <table:table-cell table:style-name="表格1.B2" office:value-type="string">
            <text:p text:style-name="P35"><text:span text:style-name="T77">Not supported yet</text:span></text:p>
          </table:table-cell>
        </table:table-row>
        <table:table-row>
          <table:table-cell table:style-name="表格1.A2" office:value-type="string">
            <text:p text:style-name="P81">Message valid period</text:p>
          </table:table-cell>
          <table:table-cell table:style-name="表格1.B2" office:value-type="string">
            <text:p text:style-name="P36"><text:span text:style-name="T75">T</text:span><text:span text:style-name="T76">he valid period (lifespan) of a message</text:span></text:p>
          </table:table-cell>
        </table:table-row>
        <table:table-row>
          <table:table-cell table:style-name="表格1.B2" table:number-columns-spanned="2" office:value-type="string">
            <text:p text:style-name="P83">Message <text:span text:style-name="T81">subscriber</text:span> QoS Parameters (Using advertiseWithQoS() method)</text:p>
          </table:table-cell>
          <table:covered-table-cell/>
        </table:table-row>
        <table:table-row>
          <table:table-cell table:style-name="表格1.A2" office:value-type="string">
            <text:p text:style-name="P82">Deadline</text:p>
          </table:table-cell>
          <table:table-cell table:style-name="表格1.B2" office:value-type="string">
            <text:p text:style-name="P36"><text:span text:style-name="T81">Expected message arrival rate (Not supported yet)</text:span></text:p>
          </table:table-cell>
        </table:table-row>
        <table:table-row>
          <table:table-cell table:style-name="表格1.A2" office:value-type="string">
            <text:p text:style-name="P82">Behavior when deadline <text:s text:c="2"/>is not fulfilled</text:p>
          </table:table-cell>
          <table:table-cell table:style-name="表格1.B2" office:value-type="string">
            <text:p text:style-name="P36"><text:span text:style-name="T77">Not supported yet</text:span></text:p>
          </table:table-cell>
        </table:table-row>
        <table:table-row>
          <table:table-cell table:style-name="表格1.A2" office:value-type="string">
            <text:p text:style-name="P82">Message order method</text:p>
          </table:table-cell>
          <table:table-cell table:style-name="表格1.B2" office:value-type="string">
            <text:p text:style-name="P37">Message is ordered by the sending time stamp or the arriving sequence</text:p>
          </table:table-cell>
        </table:table-row>
        <table:table-row>
          <table:table-cell table:style-name="表格1.A2" office:value-type="string">
            <text:p text:style-name="P63"><text:span text:style-name="T67">T</text:span><text:span text:style-name="T63">ime filter duration</text:span></text:p>
          </table:table-cell>
          <table:table-cell table:style-name="表格1.B2" office:value-type="string">
            <text:p text:style-name="P37">Performing time-based message filterring</text:p>
          </table:table-cell>
        </table:table-row>
        <table:table-row>
          <table:table-cell table:style-name="表格1.A2" office:value-type="string">
            <text:p text:style-name="P81">Best effort delivery</text:p>
          </table:table-cell>
          <table:table-cell table:style-name="表格1.B2" office:value-type="string">
            <text:p text:style-name="P81">Using the best effort message delivery protocol or not</text:p>
          </table:table-cell>
        </table:table-row>
        <table:table-row>
          <table:table-cell table:style-name="表格1.A2" office:value-type="string">
            <text:p text:style-name="P63"><text:span text:style-name="T63">data_centric_update</text:span></text:p>
          </table:table-cell>
          <table:table-cell table:style-name="表格1.B2" office:value-type="string">
            <text:p text:style-name="P35"><text:span text:style-name="T77">Not supported yet</text:span></text:p>
          </table:table-cell>
        </table:table-row>
      </table:table>
      <text:p text:style-name="P26"><text:span text:style-name="T40"/></text:p>
      <text:p text:style-name="P28"><text:span text:style-name="T40">In the original ROS, we use </text:span><text:span text:style-name="T45">the NodeHandle::advertise() method to create a Publisher which is used to publish on a topic, and the NodeHandle::subscribe() to subscribe the messages on a topic. In micROS-RT, we add two new method, NodeHandle::advertiseWithQoS() and NodeHandle::subscribeWithQoS(). They can be regarded as the QoS available version of advertise() and subscribe(). <text:s/>If you want to specify the QoS parameters, you should use them instead of the original ones.</text:span></text:p>
      <text:p text:style-name="P28"/>
      <text:p text:style-name="P28"><text:span text:style-name="T45">3.1.1 advertiseWithQoS()</text:span></text:p>
      <text:p text:style-name="P28"/>
      <text:p text:style-name="P29"><text:span text:style-name="T46">The </text:span><text:span text:style-name="T45">advertiseWithQoS() has the following variations. T</text:span><text:span text:style-name="T46">he meaning of the parameter </text:span><text:span text:style-name="T8">topic, queue_size, latch </text:span><text:span text:style-name="T25">and</text:span><text:span text:style-name="T8"> ops </text:span><text:span text:style-name="T25">are identical to the original advertise() method. </text:span></text:p>
      <text:p text:style-name="P28"/>
      <text:list xml:id="list4320698477360191368" text:style-name="L1">
        <text:list-item>
          <text:p text:style-name="P31"><text:span text:style-name="T40">Publisher advertiseWithQoS(const std::string&amp; topic, uint32_t queue_size, TransportPriority priority, bool latch = <text:s/>false)</text:span></text:p>
        </text:list-item>
        <text:list-item>
          <text:p text:style-name="P31"><text:span text:style-name="T40">Publisher advertiseWithQoS(const std::string&amp; topic, uint32_t queue_size, Duration latency_budget, bool latch = false)</text:span></text:p>
        </text:list-item>
        <text:list-item>
          <text:p text:style-name="P31"><text:span text:style-name="T40">Publisher advertiseWithQoS(const std::string&amp; topic, uint32_t queue_size, AdvertiseQoSOptions&amp; qos_ops, bool latch = false)</text:span></text:p>
        </text:list-item>
        <text:list-item>
          <text:p text:style-name="P31"><text:span text:style-name="T40">Publisher advertiseWithQoS(AdvertiseOptions&amp; ops, AdvertiseQoSOptions&amp; qos_ops);</text:span></text:p>
        </text:list-item>
      </text:list>
      <text:p text:style-name="P28"/>
      <text:p text:style-name="P30"><text:span text:style-name="T40">The first one just added a <text:s/></text:span><text:span text:style-name="T5">priority </text:span><text:span text:style-name="T23">parameter to the original advertise</text:span><text:span text:style-name="T24">()</text:span><text:span text:style-name="T23"> method. It</text:span><text:span text:style-name="T24">s type, </text:span><text:span text:style-name="T6">TransportPriority</text:span><text:span text:style-name="T5">,</text:span><text:span text:style-name="T23"> is an enum <text:s/>type </text:span><text:span text:style-name="T24">which is defined as follows:</text:span></text:p>
      <text:p text:style-name="P30"><text:soft-page-break/></text:p>
      <text:p text:style-name="P56"><text:span text:style-name="T40">enum TransportPriority</text:span></text:p>
      <text:p text:style-name="P56"><text:span text:style-name="T40"><text:s text:c="3"/>{ ExtremelyLow, VeryLow, Low, Normal, High, VeryHigh, ExtremelyHigh};</text:span></text:p>
      <text:p text:style-name="P59"/>
      <text:p text:style-name="P62"><text:span text:style-name="T40">In other words, you can set the transport priority of the messages of this topic by selecting one from those above seven levels. For example, you can set the transport priority of the topic “chatter” to the low level by the following statement.</text:span></text:p>
      <text:p text:style-name="P62"/>
      <text:p text:style-name="P57"><text:span text:style-name="T40">ros::Publisher chatter_pub = n.advertise&lt;std_msgs::String&gt;("chatter", 1000, ros::Low);</text:span></text:p>
      <text:p text:style-name="P58"/>
      <text:p text:style-name="P64"><text:span text:style-name="T50">The second one </text:span><text:span text:style-name="T51">just added a </text:span><text:span text:style-name="T11">latency_budget <text:s/></text:span><text:span text:style-name="T52">parameter to the original advertise</text:span><text:span text:style-name="T51">()</text:span><text:span text:style-name="T52"> method. </text:span><text:span text:style-name="T51">It </text:span><text:span text:style-name="T50">can set the </text:span><text:span text:style-name="T51">delivery </text:span><text:span text:style-name="T50">latency budget </text:span><text:span text:style-name="T51">(from the publisher to the listener) </text:span><text:span text:style-name="T50">of the message on this topic. <text:s/>It is a hint to the under</text:span><text:span text:style-name="T51">l</text:span><text:span text:style-name="T50">ying DDS middleware,</text:span> which will automatically adapt its <text:span text:style-name="T57">behavior</text:span> to meet the requirements of the shortest delay if possible. <text:span text:style-name="T57">It is of the ros::Duration type.</text:span></text:p>
      <text:p text:style-name="P64"/>
      <text:p text:style-name="P65">The third one and the fourth one involves a new structure named qos_ops. This structure are defined as follows:</text:p>
      <text:p text:style-name="P65"/>
      <text:p text:style-name="P72">struct AdvertiseQoSOptions</text:p>
      <text:p text:style-name="P72">{</text:p>
      <text:p text:style-name="P72"><text:s text:c="2"/>TransportPriority transport_priority; //message transport priority of this topic</text:p>
      <text:p text:style-name="P72"><text:s text:c="2"/>Duration latency_budget; <text:s/>//message latency budget of this topic</text:p>
      <text:p text:style-name="P72"><text:s text:c="2"/>bool using_best_effort_protocol; //using best effort transport protocol or not</text:p>
      <text:p text:style-name="P72"><text:s text:c="2"/>bool data_centric_update; //using data centric update or not</text:p>
      <text:p text:style-name="P72"><text:s text:c="2"/>Duration msg_valid_period; // message valid period</text:p>
      <text:p text:style-name="P72">};</text:p>
      <text:p text:style-name="P66"/>
      <text:p text:style-name="P66">This structure controls the QoS beahvior <text:span text:style-name="T78">when this node publishes a message on</text:span> th<text:span text:style-name="T78">is</text:span> topic. The meaning of <text:span text:style-name="T78">its</text:span> members are as follows:</text:p>
      <text:p text:style-name="P68"/>
      <text:list xml:id="list4823355649910531224" text:style-name="L2">
        <text:list-item>
          <text:p text:style-name="P40">transport_priority. <text:span text:style-name="T19">We have explained it earlier. </text:span><text:span text:style-name="T31">The default value of this member is ros::Normal.</text:span></text:p>
        </text:list-item>
        <text:list-item>
          <text:p text:style-name="P40"><text:span text:style-name="T69">latency_budget.</text:span><text:span text:style-name="T31"> We have explained it earlier. The default value of this member is <text:s/>ros::DURATION_MIN, which tells the underlying DDS </text:span><text:span text:style-name="T32">middleware to deliver the message as soon as possilbe</text:span><text:span text:style-name="T31">.</text:span></text:p>
        </text:list-item>
        <text:list-item>
          <text:p text:style-name="P55"><text:span text:style-name="T61">using_best_effort_protocol. </text:span><text:span text:style-name="T58">It tells th</text:span><text:span text:style-name="T59">e underlying DDS middleware to use the best effort transport protocol or the reliable one. </text:span><text:span text:style-name="T60">When using the unreliable transport protocol, DDS</text:span><text:span text:style-name="T59"> will only attempt to deliver the data, </text:span><text:span text:style-name="T60">and</text:span><text:span text:style-name="T59"> no arrival-checks are being performed and any lost data is not re-transmitted (non-reliable). When using the reliable transport protocol, </text:span><text:span text:style-name="T60">extra </text:span><text:span text:style-name="T64">arrival-checks are performed and data may get re-transmitted in case of lost data. </text:span><text:span text:style-name="T65">However, it may cause some extra performance cost. The default value of this member is <text:s/></text:span><text:span text:style-name="T62">false</text:span><text:span text:style-name="T65">, which means using the reliable protocol.</text:span></text:p>
        </text:list-item>
        <text:list-item>
          <text:p text:style-name="P41">data_centric_update. <text:span text:style-name="T20">Not formally supported in this version.</text:span></text:p>
        </text:list-item>
        <text:list-item>
          <text:p text:style-name="P49"><text:span text:style-name="T9">msg_valid_period. </text:span><text:span text:style-name="T28">It tells the </text:span><text:span text:style-name="T29">underlying DDS middleware </text:span><text:span text:style-name="T28">the valid period (lifespan) of a message. </text:span>When this time <text:span text:style-name="T77">period </text:span>has expired <text:span text:style-name="T77">and the subscriber doesn't receive it yet, the message will be automatically discard. It is useful to reduce network traffic under certain circumstances. Its default value is ros::DURATION_MAX, </text:span>indicating that the <text:span text:style-name="T77">message</text:span> does not expire.</text:p>
        </text:list-item>
      </text:list>
      <text:p text:style-name="P50"/>
      <text:p text:style-name="P51">Note that if you set <text:span text:style-name="T7">using_best_effort_protoco</text:span><text:span text:style-name="T5">l </text:span><text:span text:style-name="T23">to true, you have to set the QoS parameter </text:span><text:span text:style-name="T7">using_best_effort_protoco</text:span><text:span text:style-name="T5">l </text:span><text:span text:style-name="T23"><text:s/>of the subscriber to true as well. Or else you subscriber cannot receives the messages published by this node, because they adopt different protocols.</text:span></text:p>
      <text:p text:style-name="P51"><text:soft-page-break/><text:span text:style-name="T23"/></text:p>
      <text:p text:style-name="P52">The following code is an example to use the third variation of <text:span text:style-name="T45">advertiseWithQoS(). </text:span><text:span text:style-name="T46">Note that when declaring a <text:s/></text:span><text:span text:style-name="T7">A</text:span><text:span text:style-name="T5">dvertiseQoSOptions</text:span><text:span text:style-name="T23">, </text:span><text:span text:style-name="T25">its members will have defualt values and you can only modify the members you want change.</text:span></text:p>
      <text:p text:style-name="P51"/>
      <text:p text:style-name="P77"><text:span text:style-name="T46">ros::</text:span><text:span text:style-name="T45">A</text:span><text:span text:style-name="T40">dvertiseQoSOptions </text:span><text:span text:style-name="T46">adv_qos_ops;</text:span></text:p>
      <text:p text:style-name="P78"><text:span text:style-name="T40">adv_qos_ops.using_best_effort_protocol=true;</text:span></text:p>
      <text:p text:style-name="P79"><text:span text:style-name="T40">ros::Publisher chatter_pub = n.advertise&lt;std_msgs::String&gt;("chatter", 1000, </text:span><text:span text:style-name="T46">adv_qos_ops</text:span><text:span text:style-name="T40">);</text:span></text:p>
      <text:p text:style-name="P69"/>
      <text:p text:style-name="P70"><text:span text:style-name="T45">3.1.</text:span><text:span text:style-name="T46">2</text:span><text:span text:style-name="T45"> </text:span><text:span text:style-name="T46">subscribe</text:span><text:span text:style-name="T45">WithQoS()</text:span></text:p>
      <text:p text:style-name="P53"><text:span text:style-name="T40"/></text:p>
      <text:p text:style-name="P29"><text:span text:style-name="T46">The subscribeWith</text:span><text:span text:style-name="T45">QoS() has the following variations. T</text:span><text:span text:style-name="T46">he meaning of the parameter </text:span><text:span text:style-name="T8">topic, queue_size,</text:span><text:span text:style-name="T25"> &lt;callback&gt;</text:span><text:span text:style-name="T8"> </text:span><text:span text:style-name="T25">and</text:span><text:span text:style-name="T8"> ops </text:span><text:span text:style-name="T25">are identical to the original advertise() method. We only add a new parameter </text:span><text:span text:style-name="T8">qos_ops </text:span><text:span text:style-name="T25">whose type is </text:span><text:span text:style-name="T8">SubscribeQoSOptions</text:span><text:span text:style-name="T25">.</text:span></text:p>
      <text:p text:style-name="P29"/>
      <text:list xml:id="list223529174972196" text:continue-list="list4320698477360191368" text:style-name="L1">
        <text:list-item text:start-value="1">
          <text:p text:style-name="P32"><text:span text:style-name="T40">Subscriber subscribeWithQoS(const std::string&amp; topic, uint32_t queue_size, SubscribeQoSOptions&amp; qos_ops, &lt;callback&gt;)</text:span></text:p>
        </text:list-item>
        <text:list-item>
          <text:p text:style-name="P32"><text:span text:style-name="T40">Subscriber subscribeWithQoS(SubscribeOptions&amp; ops, SubscribeQoSOptions&amp; qos_ops);</text:span></text:p>
        </text:list-item>
      </text:list>
      <text:p text:style-name="P33"/>
      <text:p text:style-name="P34"><text:span text:style-name="T63">SubscribeQoSOptions are defined as <text:s/>follows:</text:span></text:p>
      <text:p text:style-name="P33"/>
      <text:p text:style-name="P74"><text:span text:style-name="T63">struct SubscribeQoSOptions</text:span></text:p>
      <text:p text:style-name="P74"><text:span text:style-name="T63">{</text:span></text:p>
      <text:p text:style-name="P75"><text:span text:style-name="T63"><text:s text:c="2"/>Duration deadline;</text:span></text:p>
      <text:p text:style-name="P74"><text:span text:style-name="T63"><text:s text:c="2"/>DeadlineMissedCallback deadline_cb;</text:span></text:p>
      <text:p text:style-name="P76"><text:span text:style-name="T63"><text:s text:c="2"/></text:span><text:span text:style-name="T66">bool</text:span><text:span text:style-name="T63"> </text:span><text:span text:style-name="T66">ordered_by_sending_timestamp</text:span><text:span text:style-name="T63">;</text:span></text:p>
      <text:p text:style-name="P74"><text:span text:style-name="T63"><text:s text:c="2"/>Duration time_filter_duration;</text:span></text:p>
      <text:p text:style-name="P74"><text:span text:style-name="T63"><text:s text:c="2"/>bool using_best_effort_protocol;</text:span></text:p>
      <text:p text:style-name="P74"><text:span text:style-name="T63"><text:s text:c="2"/>bool data_centric_update;</text:span></text:p>
      <text:p text:style-name="P74"><text:span text:style-name="T63">};</text:span></text:p>
      <text:p text:style-name="P60"/>
      <text:p text:style-name="P67"><text:span text:style-name="T69">This structure controls the QoS beahvior </text:span><text:span text:style-name="T72">realted to the action of </text:span><text:span text:style-name="T71">this node </text:span><text:span text:style-name="T72">subscribing</text:span><text:span text:style-name="T71"> </text:span><text:span text:style-name="T72">th</text:span><text:span text:style-name="T71">is</text:span><text:span text:style-name="T69"> topic. The meaning of </text:span><text:span text:style-name="T71">its</text:span><text:span text:style-name="T69"> members are as follows:</text:span></text:p>
      <text:p text:style-name="P67"/>
      <text:list xml:id="list6421379457790634149" text:style-name="L3">
        <text:list-item>
          <text:p text:style-name="P54"><text:span text:style-name="T10">deadline. </text:span><text:span text:style-name="T30">It set the period </text:span>within which <text:span text:style-name="T79">this</text:span> <text:span text:style-name="T79">node</text:span> <text:span text:style-name="T79">expects </text:span>a new <text:span text:style-name="T79">message on this topic. Its default value is <text:s/>ros::DURATION_MAX. And </text:span><text:span text:style-name="T27">it is not </text:span><text:span text:style-name="T26">formally supported in this versio</text:span><text:span text:style-name="T27">n.</text:span></text:p>
        </text:list-item>
        <text:list-item>
          <text:p text:style-name="P42"><text:span text:style-name="T72">deadline_cb. </text:span><text:span text:style-name="T34">It is a callback function which will be invoked when no new message is arrived <text:s/>before the deadline. It is not </text:span><text:span text:style-name="T32">formally supported in this versio</text:span><text:span text:style-name="T34">n as well.</text:span></text:p>
        </text:list-item>
        <text:list-item>
          <text:p text:style-name="P44"><text:span text:style-name="T73">ordered_by_sending_timestamp</text:span><text:span text:style-name="T69">. </text:span><text:span text:style-name="T34">It controls the message is ordered according to the sending time stamp (publisher side) or the arriving time stamp (local side). Its </text:span><text:span text:style-name="T35">default value is </text:span><text:span text:style-name="T73">true</text:span><text:span text:style-name="T35">.</text:span></text:p>
        </text:list-item>
        <text:list-item>
          <text:p text:style-name="P44"><text:span text:style-name="T73">time_filter_duration</text:span><text:span text:style-name="T35">. It specifies the time period to filter the messages. In a time period, only one message will be received and other message will be discarded. For example, if a sensor node publishes its state at a 100hz frequency and another node only want to process the state <text:s/>1 times per second, you can use this parameter to filter unnecessary messages. It is of ros::Duration typoe and its default value is ros::DURATION_MIN, which means no filter.</text:span></text:p>
        </text:list-item>
        <text:list-item>
          <text:p text:style-name="P44"><text:span text:style-name="T72">using_best_effort_protocol.</text:span><text:span text:style-name="T34"> </text:span><text:span text:style-name="T33">It tells the underlying DDS middleware to use the best effort</text:span></text:p>
        </text:list-item>
        <text:list-item>
          <text:p text:style-name="P44"><text:span text:style-name="T33"><text:s/>transport protocol or the reliable one. </text:span><text:span text:style-name="T36">When using the unreliable transport protocol, DDS </text:span><text:span text:style-name="T35">doesn't</text:span><text:span text:style-name="T33"> </text:span><text:span text:style-name="T35">support</text:span><text:span text:style-name="T33"> </text:span><text:span text:style-name="T35">message </text:span><text:span text:style-name="T33">arrival-checks are being performed and any lost data is not re-transmitted (non-reliable). When using the reliable transport protocol, </text:span><text:span text:style-name="T36">extra </text:span><text:span text:style-name="T33">arrival-checks are performed and data may get re-transmitted in case of lost data. </text:span><text:span text:style-name="T36">However, it may cause some extra performance cost. The default value of this member is <text:s/></text:span><text:span text:style-name="T70">false</text:span><text:span text:style-name="T36">, which means using the reliable protocol.</text:span></text:p>
        </text:list-item>
        <text:list-item>
          <text:p text:style-name="P44"><text:soft-page-break/><text:span text:style-name="T70">data_centric_update.</text:span><text:span text:style-name="T36"> </text:span><text:span text:style-name="T32">Not formally supported in this version.</text:span></text:p>
        </text:list-item>
      </text:list>
      <text:p text:style-name="P45"/>
      <text:p text:style-name="P46"><text:span text:style-name="T32">N</text:span><text:span text:style-name="T31">ote that the </text:span><text:span text:style-name="T71">subscribeWithQoS</text:span><text:span text:style-name="T69">() </text:span><text:span text:style-name="T31">method</text:span><text:span text:style-name="T71"> </text:span><text:span text:style-name="T38">doesn't have the </text:span><text:span text:style-name="T31"><text:s/></text:span><text:span text:style-name="T69">transport_hints </text:span><text:span text:style-name="T31">parameter in contrast with the original subscribe() method</text:span><text:span text:style-name="T37">, </text:span><text:span text:style-name="T31">since when you specify a QoS requirement the kernel will choose DDS protocol automatically.</text:span></text:p>
      <text:p text:style-name="P46"/>
      <text:p text:style-name="P48"><text:span text:style-name="T31">3.</text:span><text:span text:style-name="T38">2</text:span><text:span text:style-name="T31"> Se</text:span><text:span text:style-name="T35">lecting the preferred protocol </text:span><text:span text:style-name="T31"><text:s/>of a topic</text:span></text:p>
      <text:p text:style-name="P48"/>
      <text:p text:style-name="P47"><text:span text:style-name="T31">At runtime, the micROS RT kernel has the ability to negotiate the message delivery protocol with other nodes. It will choose the DDS protocol in the first place. However, if the remote node is an official ROS kernel withous DDS protocol support, it will smartly switched to ROSTCP or ROSUDP. This ability is realized based an enhancement of the official ROS's protocol negotiate framework.</text:span></text:p>
      <text:p text:style-name="P47"/>
      <text:p text:style-name="P47"><text:span text:style-name="T31">If you don't want to use DDS on a topic, you can <text:s/>specify the preferred protocol when you subscribe the topic using the </text:span><text:span text:style-name="T73">transport_hints </text:span><text:span text:style-name="T35">parameter </text:span><text:span text:style-name="T31">of the </text:span><text:span text:style-name="T35">subscribe() method. </text:span><text:span text:style-name="T31">The following statement shows that the preferred protocol is DDS.</text:span></text:p>
      <text:p text:style-name="P47"><text:span text:style-name="T31"><text:s text:c="3"/>ros::Subscriber sub = nh.subscribe("my_topic", 1, callback, ros::TransportHints().dds());</text:span></text:p>
      <text:p text:style-name="P38"/>
      <text:p text:style-name="P38"><text:span text:style-name="T69">Please refer to here for more information about the </text:span><text:span text:style-name="T12">transport_hints </text:span><text:span text:style-name="T73">parameter.</text:span></text:p>
      <text:p text:style-name="P38"/>
      <text:p text:style-name="P39"><text:span text:style-name="T73">3.</text:span><text:span text:style-name="T69">3 Examples</text:span></text:p>
      <text:p text:style-name="P39"/>
      <text:p text:style-name="P38"><text:span text:style-name="T69">3.3.1 Writing a Publisher with QoS</text:span></text:p>
      <text:p text:style-name="P47"/>
      <text:p text:style-name="P38">The following program create three topics with different transport priority.</text:p>
      <text:p text:style-name="P47"><text:span text:style-name="T69"></text:span></text:p>
      <text:p text:style-name="P73"><text:span text:style-name="T69">#include "ros/ros.h"</text:span></text:p>
      <text:p text:style-name="P73"><text:span text:style-name="T69">#include "std_msgs/String.h"</text:span></text:p>
      <text:p text:style-name="P73"/>
      <text:p text:style-name="P73"><text:span text:style-name="T69">int main(int argc, char **argv)</text:span></text:p>
      <text:p text:style-name="P73"><text:span text:style-name="T69">{</text:span></text:p>
      <text:p text:style-name="P73"><text:span text:style-name="T69"><text:s text:c="2"/>ros::init(argc, argv, "talker");</text:span></text:p>
      <text:p text:style-name="P73"><text:span text:style-name="T69"></text:span></text:p>
      <text:p text:style-name="P73"><text:span text:style-name="T69"><text:s text:c="2"/>ros::NodeHandle n;</text:span></text:p>
      <text:p text:style-name="P73"><text:span text:style-name="T69"></text:span></text:p>
      <text:p text:style-name="P73"><text:span text:style-name="T69"><text:s text:c="2"/>ros::Publisher high_pub, normal_pub, low_pub;</text:span></text:p>
      <text:p text:style-name="P73"><text:span text:style-name="T69"></text:span></text:p>
      <text:p text:style-name="P73"><text:span text:style-name="T69"><text:s text:c="2"/>high_pub = n.advertiseWithQoS&lt;</text:span><text:span text:style-name="T74">std_msgs::String</text:span><text:span text:style-name="T69">&gt;("high", 1000, ros::High);</text:span></text:p>
      <text:p text:style-name="P73"><text:span text:style-name="T69"><text:s text:c="2"/>normal_pub = n.advertiseWithQoS&lt;</text:span><text:span text:style-name="T74">std_msgs::String</text:span><text:span text:style-name="T69">&gt;("normal", 1000, ros::Normal);</text:span></text:p>
      <text:p text:style-name="P73"><text:span text:style-name="T69"><text:s text:c="2"/>low_pub = n.advertiseWithQoS&lt;</text:span><text:span text:style-name="T74">std_msgs::String</text:span><text:span text:style-name="T69">&gt;("low", 1000, ros::Low);</text:span></text:p>
      <text:p text:style-name="P73"><text:span text:style-name="T69"></text:span></text:p>
      <text:p text:style-name="P73"><text:span text:style-name="T69"><text:s text:c="2"/>ros::Rate loop_rate(20);</text:span></text:p>
      <text:p text:style-name="P73"><text:span text:style-name="T69"></text:span></text:p>
      <text:p text:style-name="P73"><text:span text:style-name="T69"><text:s text:c="2"/>while (ros::ok())</text:span></text:p>
      <text:p text:style-name="P73"><text:span text:style-name="T69"><text:s text:c="2"/>{</text:span></text:p>
      <text:p text:style-name="P73"><text:span text:style-name="T69"><text:s text:c="4"/>//Publish messages on each topic here </text:span></text:p>
      <text:p text:style-name="P73"><text:span text:style-name="T69"> <text:s text:c="4"/>…...</text:span></text:p>
      <text:p text:style-name="P73"><text:span text:style-name="T69"></text:span></text:p>
      <text:p text:style-name="P73"><text:span text:style-name="T69"><text:s text:c="4"/>ros::spinOnce();</text:span></text:p>
      <text:p text:style-name="P73"><text:span text:style-name="T69"><text:s text:c="4"/>loop_rate.sleep();</text:span></text:p>
      <text:p text:style-name="P73"><text:span text:style-name="T69">}</text:span></text:p>
      <text:p text:style-name="P73"><text:soft-page-break/><text:span text:style-name="T69"></text:span></text:p>
      <text:p text:style-name="P73"><text:span text:style-name="T69"><text:s text:c="2"/>return 0;</text:span></text:p>
      <text:p text:style-name="P73"><text:span text:style-name="T69">}</text:span></text:p>
      <text:p text:style-name="P47"/>
      <text:p text:style-name="P38"><text:span text:style-name="T69">3.3.1 Writing a Subscriber with QoS</text:span></text:p>
      <text:p text:style-name="P38"/>
      <text:p text:style-name="P38"><text:span text:style-name="T69">The following program subscribe a topic with a time-based filter.</text:span></text:p>
      <text:p text:style-name="P38"/>
      <text:p text:style-name="P73"><text:span text:style-name="T69">#include "ros/ros.h"</text:span></text:p>
      <text:p text:style-name="P73"><text:span text:style-name="T69">#include "std_msgs/String.h"</text:span></text:p>
      <text:p text:style-name="P73"><text:span text:style-name="T69"></text:span></text:p>
      <text:p text:style-name="P73"><text:span text:style-name="T69">void chatterCallback(const std_msgs::String::ConstPtr&amp; msg)</text:span></text:p>
      <text:p text:style-name="P73"><text:span text:style-name="T69">{</text:span></text:p>
      <text:p text:style-name="P73"><text:span text:style-name="T69"><text:s text:c="2"/>ROS_INFO("I heard: [%s]", msg-&gt;data.c_str());</text:span></text:p>
      <text:p text:style-name="P73"><text:span text:style-name="T69">}</text:span></text:p>
      <text:p text:style-name="P73"><text:span text:style-name="T69"></text:span></text:p>
      <text:p text:style-name="P73"><text:span text:style-name="T69">int main(int argc, char **argv)</text:span></text:p>
      <text:p text:style-name="P73"><text:span text:style-name="T69">{</text:span></text:p>
      <text:p text:style-name="P73"><text:span text:style-name="T69"><text:s text:c="2"/>ros::init(argc, argv, "listener");</text:span></text:p>
      <text:p text:style-name="P73"><text:span text:style-name="T69"><text:s text:c="2"/>ros::NodeHandle n;</text:span></text:p>
      <text:p text:style-name="P73"><text:span text:style-name="T69"></text:span></text:p>
      <text:p text:style-name="P73"><text:span text:style-name="T69"><text:s text:c="2"/>ros::Duration d(2, 0);</text:span></text:p>
      <text:p text:style-name="P73"><text:span text:style-name="T69"><text:s text:c="2"/>ros::SubscribeQoSOptions qos_ops;</text:span></text:p>
      <text:p text:style-name="P73"><text:span text:style-name="T69"><text:s text:c="2"/>qos_ops.time_filter_duration=d;</text:span></text:p>
      <text:p text:style-name="P73"><text:span text:style-name="T69"><text:s text:c="2"/>ros::Subscriber sub = n.subscribeWithQoS("chatter", 1000, qos_ops, chatterCallback);</text:span></text:p>
      <text:p text:style-name="P73"><text:span text:style-name="T69"><text:s text:c="2"/>ros::spin();</text:span></text:p>
      <text:p text:style-name="P73"><text:span text:style-name="T69"></text:span></text:p>
      <text:p text:style-name="P73"><text:span text:style-name="T69"><text:s text:c="2"/>return 0;</text:span></text:p>
      <text:p text:style-name="P73"><text:span text:style-name="T69">}</text:span></text:p>
      <text:p text:style-name="P71"/>
      <text:p text:style-name="P71"><text:span text:style-name="T31">More examples can be found here</text:span><text:span text:style-name="T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New" svg:font-family="CourierNew" style:font-family-generic="roman"/>
    <style:font-face style:name="TimesNewRoman" svg:font-family="TimesNew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文泉驿微米黑" svg:font-family="文泉驿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微米黑" style:font-size-asian="10.5pt" style:language-asian="zh" style:country-asian="CN" style:font-name-complex="文泉驿微米黑"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文泉驿微米黑" style:font-size-asian="10.5pt" style:language-asian="zh" style:country-asian="CN" style:font-name-complex="文泉驿微米黑"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文泉驿微米黑" style:font-family-asian="文泉驿微米黑" style:font-family-generic-asian="system" style:font-pitch-asian="variable" style:font-size-asian="14pt" style:font-name-complex="文泉驿微米黑" style:font-family-complex="文泉驿微米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8T15:54:33.729706036</meta:creation-date>
    <meta:editing-duration>PT8M56S</meta:editing-duration>
    <meta:editing-cycles>3</meta:editing-cycles>
    <meta:generator>LibreOffice/4.2.4.2$Linux_X86_64 LibreOffice_project/420m0$Build-2</meta:generator>
    <dc:date>2014-09-21T22:35:27.180160059</dc:date>
    <meta:document-statistic meta:table-count="1" meta:image-count="0" meta:object-count="0" meta:page-count="7" meta:paragraph-count="182" meta:word-count="2325" meta:character-count="16475" meta:non-whitespace-character-count="14160"/>
  </office:meta>
</office:document-meta>
</file>